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efefef" draw:stroke-linejoin="round" draw:fill="solid" draw:fill-color="#f3f3f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ead1d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c9daf8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d9ead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d5a6bd" draw:stroke-linejoin="round" draw:fill="solid" draw:fill-color="#ead1d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9fc5e8" draw:stroke-linejoin="round" draw:fill="solid" draw:fill-color="#cfe2f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b6d7a8" draw:stroke-linejoin="round" draw:fill="solid" draw:fill-color="#d9ead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>
      <style:graphic-properties style:protect="siz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ead1dc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2" style:family="text">
      <style:text-properties fo:font-variant="normal" fo:text-transform="none" fo:color="#999999" style:text-line-through-style="none" style:text-line-through-type="none" style:text-position="0% 100%" style:font-name="Open Sans" fo:font-size="10pt" fo:letter-spacing="normal" fo:font-style="normal" style:text-underline-style="none" fo:font-weight="bold" style:font-name-asian="Open Sans" style:font-size-asian="10pt" style:font-style-asian="normal" style:font-weight-asian="bold" style:font-name-complex="Open Sans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6pt" fo:letter-spacing="normal" fo:font-style="normal" style:text-underline-style="none" fo:font-weight="normal" style:font-name-asian="Open Sans" style:font-size-asian="6pt" style:font-style-asian="normal" style:font-weight-asian="normal" style:font-name-complex="Open Sans" style:font-size-complex="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roxima Nova" fo:font-size="8pt" fo:letter-spacing="normal" fo:font-style="normal" style:text-underline-style="none" fo:font-weight="bold" style:font-name-asian="Proxima Nova" style:font-size-asian="8pt" style:font-style-asian="normal" style:font-weight-asian="bold" style:font-name-complex="Proxima Nova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8pt" fo:letter-spacing="normal" fo:font-style="normal" style:text-underline-style="none" fo:font-weight="bold" style:font-name-asian="Open Sans" style:font-size-asian="8pt" style:font-style-asian="normal" style:font-weight-asian="bold" style:font-name-complex="Open Sans" style:font-size-complex="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g draw:name="Google Shape;59;p13">
          <draw:custom-shape draw:name="Google Shape;60;p13" draw:style-name="gr1" draw:text-style-name="P2" draw:layer="layout" svg:width="1.173cm" svg:height="0.837cm" svg:x="2.402cm" svg:y="1.253cm">
            <text:p text:style-name="P1"><text:span text:style-name="T1">Ja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1;p13" draw:style-name="gr1" draw:text-style-name="P2" draw:layer="layout" svg:width="1.173cm" svg:height="0.837cm" svg:x="3.537cm" svg:y="1.253cm">
            <text:p text:style-name="P1"><text:span text:style-name="T1">F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2;p13" draw:style-name="gr1" draw:text-style-name="P2" draw:layer="layout" svg:width="1.173cm" svg:height="0.837cm" svg:x="4.672cm" svg:y="1.253cm">
            <text:p text:style-name="P1"><text:span text:style-name="T1">M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3;p13" draw:style-name="gr1" draw:text-style-name="P2" draw:layer="layout" svg:width="1.173cm" svg:height="0.837cm" svg:x="5.845cm" svg:y="1.253cm">
            <text:p text:style-name="P1"><text:span text:style-name="T1">Ap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4;p13" draw:style-name="gr1" draw:text-style-name="P2" draw:layer="layout" svg:width="1.173cm" svg:height="0.837cm" svg:x="6.98cm" svg:y="1.253cm">
            <text:p text:style-name="P1"><text:span text:style-name="T1">Ma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5;p13" draw:style-name="gr1" draw:text-style-name="P2" draw:layer="layout" svg:width="1.173cm" svg:height="0.837cm" svg:x="8.115cm" svg:y="1.253cm">
            <text:p text:style-name="P1"><text:span text:style-name="T1">Ju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;p13" draw:style-name="gr1" draw:text-style-name="P2" draw:layer="layout" svg:width="1.173cm" svg:height="0.837cm" svg:x="9.306cm" svg:y="1.253cm">
            <text:p text:style-name="P1"><text:span text:style-name="T1">Ju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7;p13" draw:style-name="gr1" draw:text-style-name="P2" draw:layer="layout" svg:width="1.173cm" svg:height="0.837cm" svg:x="10.441cm" svg:y="1.253cm">
            <text:p text:style-name="P1"><text:span text:style-name="T1">Au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8;p13" draw:style-name="gr1" draw:text-style-name="P2" draw:layer="layout" svg:width="1.173cm" svg:height="0.837cm" svg:x="11.576cm" svg:y="1.253cm">
            <text:p text:style-name="P1"><text:span text:style-name="T1">Se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;p13" draw:style-name="gr1" draw:text-style-name="P2" draw:layer="layout" svg:width="1.173cm" svg:height="0.837cm" svg:x="12.742cm" svg:y="1.253cm">
            <text:p text:style-name="P1"><text:span text:style-name="T1">O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;p13" draw:style-name="gr1" draw:text-style-name="P2" draw:layer="layout" svg:width="1.173cm" svg:height="0.837cm" svg:x="13.877cm" svg:y="1.253cm">
            <text:p text:style-name="P1"><text:span text:style-name="T1">No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1;p13" draw:style-name="gr1" draw:text-style-name="P2" draw:layer="layout" svg:width="1.173cm" svg:height="0.837cm" svg:x="15.012cm" svg:y="1.253cm">
            <text:p text:style-name="P1"><text:span text:style-name="T1">D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2;p13" draw:style-name="gr1" draw:text-style-name="P2" draw:layer="layout" svg:width="1.173cm" svg:height="0.837cm" svg:x="16.176cm" svg:y="1.253cm">
            <text:p text:style-name="P1"><text:span text:style-name="T1">Ja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3;p13" draw:style-name="gr1" draw:text-style-name="P2" draw:layer="layout" svg:width="1.173cm" svg:height="0.837cm" svg:x="17.311cm" svg:y="1.253cm">
            <text:p text:style-name="P1"><text:span text:style-name="T1">F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4;p13" draw:style-name="gr1" draw:text-style-name="P2" draw:layer="layout" svg:width="1.173cm" svg:height="0.837cm" svg:x="18.446cm" svg:y="1.253cm">
            <text:p text:style-name="P1"><text:span text:style-name="T1">M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5;p13" draw:style-name="gr1" draw:text-style-name="P2" draw:layer="layout" svg:width="1.173cm" svg:height="0.837cm" svg:x="19.583cm" svg:y="1.253cm">
            <text:p text:style-name="P1"><text:span text:style-name="T1">Ap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6;p13" draw:style-name="gr1" draw:text-style-name="P2" draw:layer="layout" svg:width="1.173cm" svg:height="0.837cm" svg:x="20.718cm" svg:y="1.253cm">
            <text:p text:style-name="P1"><text:span text:style-name="T1">Ma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;p13" draw:style-name="gr1" draw:text-style-name="P2" draw:layer="layout" svg:width="1.173cm" svg:height="0.837cm" svg:x="21.853cm" svg:y="1.253cm">
            <text:p text:style-name="P1"><text:span text:style-name="T1">Ju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8;p13" draw:style-name="gr2" draw:text-style-name="P3" draw:layer="layout" svg:width="22.333cm" svg:height="3.762cm" svg:x="0.62cm" svg:y="1.97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9;p13" draw:style-name="gr2" draw:text-style-name="P3" draw:layer="layout" svg:width="22.333cm" svg:height="3.762cm" svg:x="0.62cm" svg:y="6.02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0;p13" draw:style-name="gr2" draw:text-style-name="P3" draw:layer="layout" svg:width="22.333cm" svg:height="3.762cm" svg:x="0.62cm" svg:y="10.08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;p13" draw:style-name="gr1" draw:text-style-name="P2" draw:layer="layout" svg:width="2.909cm" svg:height="2.928cm" svg:x="0.62cm" svg:y="1.971cm">
            <text:p text:style-name="P1"><text:span text:style-name="T2">GOAL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2;p13" draw:style-name="gr1" draw:text-style-name="P2" draw:layer="layout" svg:width="2.909cm" svg:height="2.928cm" svg:x="0.62cm" svg:y="10.085cm">
            <text:p text:style-name="P1"><text:span text:style-name="T2">COMMUN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;p13" draw:style-name="gr3" draw:text-style-name="P4" draw:layer="layout" svg:width="0.001cm" svg:height="0.837cm" svg:x="5.845cm" svg:y="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4;p13" draw:style-name="gr3" draw:text-style-name="P4" draw:layer="layout" svg:width="0.001cm" svg:height="0.837cm" svg:x="9.289cm" svg:y="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5;p13" draw:style-name="gr3" draw:text-style-name="P4" draw:layer="layout" svg:width="0.001cm" svg:height="0.837cm" svg:x="12.732cm" svg:y="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;p13" draw:style-name="gr3" draw:text-style-name="P4" draw:layer="layout" svg:width="0.001cm" svg:height="0.837cm" svg:x="16.176cm" svg:y="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7;p13" draw:style-name="gr3" draw:text-style-name="P4" draw:layer="layout" svg:width="0.001cm" svg:height="0.837cm" svg:x="19.619cm" svg:y="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8;p13" draw:style-name="gr1" draw:text-style-name="P2" draw:layer="layout" svg:width="3.878cm" svg:height="1.116cm" svg:x="2.215cm" svg:y="0.221cm">
            <text:p text:style-name="P1"><text:span text:style-name="T3">Q1</text:span><text:span text:style-name="T1">20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3" draw:style-name="gr1" draw:text-style-name="P2" draw:layer="layout" svg:width="3.878cm" svg:height="1.116cm" svg:x="9.088cm" svg:y="0.221cm">
            <text:p text:style-name="P1"><text:span text:style-name="T3">Q3</text:span><text:span text:style-name="T1">20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0;p13" draw:style-name="gr1" draw:text-style-name="P2" draw:layer="layout" svg:width="3.878cm" svg:height="1.116cm" svg:x="5.651cm" svg:y="0.221cm">
            <text:p text:style-name="P1"><text:span text:style-name="T3">Q2</text:span><text:span text:style-name="T1">20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3" draw:style-name="gr1" draw:text-style-name="P2" draw:layer="layout" svg:width="3.878cm" svg:height="1.116cm" svg:x="12.524cm" svg:y="0.221cm">
            <text:p text:style-name="P1"><text:span text:style-name="T3">Q4</text:span><text:span text:style-name="T1">20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3" draw:style-name="gr1" draw:text-style-name="P2" draw:layer="layout" svg:width="3.878cm" svg:height="1.116cm" svg:x="15.96cm" svg:y="0.221cm">
            <text:p text:style-name="P1"><text:span text:style-name="T3">Q1</text:span><text:span text:style-name="T1">202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3" draw:style-name="gr1" draw:text-style-name="P2" draw:layer="layout" svg:width="3.878cm" svg:height="1.116cm" svg:x="19.396cm" svg:y="0.221cm">
            <text:p text:style-name="P1"><text:span text:style-name="T3">Q2</text:span><text:span text:style-name="T1">202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4;p13" draw:style-name="gr4" draw:text-style-name="P4" draw:layer="layout" svg:width="0.001cm" svg:height="11.877cm" svg:x="5.845cm" svg:y="1.9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5;p13" draw:style-name="gr4" draw:text-style-name="P4" draw:layer="layout" svg:width="0.001cm" svg:height="11.877cm" svg:x="9.289cm" svg:y="1.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6;p13" draw:style-name="gr4" draw:text-style-name="P4" draw:layer="layout" svg:width="0.001cm" svg:height="11.877cm" svg:x="12.732cm" svg:y="1.9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7;p13" draw:style-name="gr4" draw:text-style-name="P4" draw:layer="layout" svg:width="0.001cm" svg:height="11.877cm" svg:x="16.176cm" svg:y="1.9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8;p13" draw:style-name="gr4" draw:text-style-name="P4" draw:layer="layout" svg:width="0.001cm" svg:height="11.877cm" svg:x="19.619cm" svg:y="1.97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oogle Shape;99;p13">
            <draw:custom-shape draw:name="Google Shape;100;p13" draw:style-name="gr3" draw:text-style-name="P4" draw:layer="layout" svg:width="0.001cm" svg:height="0.837cm" svg:x="2.402cm" svg:y="1.13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1;p13" draw:style-name="gr4" draw:text-style-name="P4" draw:layer="layout" svg:width="0.001cm" svg:height="11.877cm" svg:x="2.402cm" svg:y="1.97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102;p13" draw:style-name="gr1" draw:text-style-name="P2" draw:layer="layout" svg:width="2.909cm" svg:height="2.928cm" svg:x="0.62cm" svg:y="6.028cm">
            <text:p text:style-name="P1"><text:span text:style-name="T2">PRODU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3;p13" draw:style-name="gr5" draw:text-style-name="P5" draw:layer="layout" svg:width="7.998cm" svg:height="0.954cm" svg:x="2.442cm" svg:y="2.518cm">
            <text:p text:style-name="P1"><text:span text:style-name="T4">Get a core te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;p13" draw:style-name="gr6" draw:text-style-name="P6" draw:layer="layout" svg:width="10.321cm" svg:height="0.954cm" svg:x="5.854cm" svg:y="3.581cm">
            <text:p text:style-name="P1"><text:span text:style-name="T4">Release <text:s/>the first Lora Data Logg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;p13" draw:style-name="gr7" draw:text-style-name="P7" draw:layer="layout" svg:width="10.213cm" svg:height="0.954cm" svg:x="12.74cm" svg:y="4.645cm">
            <text:p text:style-name="P1"><text:span text:style-name="T4">Reach new scientific us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;p13" draw:style-name="gr6" draw:text-style-name="P6" draw:layer="layout" svg:width="3.426cm" svg:height="0.954cm" svg:x="5.861cm" svg:y="6.603cm">
            <text:p text:style-name="P1"><text:span text:style-name="T4">Bluetooth or Wifi aquatic data logger EcoSen 0.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;p13" draw:style-name="gr6" draw:text-style-name="P6" draw:layer="layout" svg:width="6.846cm" svg:height="0.954cm" svg:x="9.289cm" svg:y="7.666cm">
            <text:p text:style-name="P1"><text:span text:style-name="T4">EcoSen Lora Data Logger 1.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8;p13" draw:style-name="gr6" draw:text-style-name="P6" draw:layer="layout" svg:width="6.728cm" svg:height="0.954cm" svg:x="16.185cm" svg:y="8.729cm">
            <text:p text:style-name="P1"><text:span text:style-name="T4">EcoSen Lora Data Logger 1.X For new users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9;p13" draw:style-name="gr5" draw:text-style-name="P5" draw:layer="layout" svg:width="13.718cm" svg:height="0.954cm" svg:x="5.864cm" svg:y="10.633cm">
            <text:p text:style-name="P1"><text:span text:style-name="T4">Join volunte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0;p13" draw:style-name="gr7" draw:text-style-name="P7" draw:layer="layout" svg:width="6.703cm" svg:height="0.954cm" svg:x="16.21cm" svg:y="11.696cm">
            <text:p text:style-name="P1"><text:span text:style-name="T4">Desing course for local us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1;p13" draw:style-name="gr7" draw:text-style-name="P7" draw:layer="layout" svg:width="3.334cm" svg:height="0.954cm" svg:x="19.583cm" svg:y="12.759cm">
            <text:p text:style-name="P1"><text:span text:style-name="T4">EcoSen Lora Data Logger 1.X For new users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2;p13" draw:style-name="gr8" draw:text-style-name="P5" draw:layer="layout" svg:width="1.995cm" svg:height="1.102cm" svg:x="23.275cm" svg:y="3.779cm">
          <text:p text:style-name="P1"><text:span text:style-name="T5">Team me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3" draw:style-name="gr9" draw:text-style-name="P8" draw:layer="layout" svg:width="1.995cm" svg:height="1.102cm" svg:x="23.275cm" svg:y="5.378cm">
          <text:p text:style-name="P1"><text:span text:style-name="T6">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3" draw:style-name="gr10" draw:text-style-name="P7" draw:layer="layout" svg:width="1.995cm" svg:height="1.102cm" svg:x="23.275cm" svg:y="6.977cm">
          <text:p text:style-name="P1"><text:span text:style-name="T6">Us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c6f919934_0_0:notes" draw:style-name="gr11" draw:layer="layout" svg:width="16.933cm" svg:height="9.524cm" svg:x="1.059cm" svg:y="1.905cm" draw:page-number="1" presentation:class="page"/>
          <draw:frame draw:name="Google Shape;57;gc6f919934_0_0:notes" presentation:style-name="pr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g draw:name="Google Shape;119;p14">
          <draw:custom-shape draw:name="Google Shape;120;p14" draw:style-name="gr1" draw:text-style-name="P2" draw:layer="layout" svg:width="1.173cm" svg:height="0.837cm" svg:x="2.402cm" svg:y="1.253cm">
            <text:p text:style-name="P1"><text:span text:style-name="T1">Ju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1;p14" draw:style-name="gr1" draw:text-style-name="P2" draw:layer="layout" svg:width="1.173cm" svg:height="0.837cm" svg:x="3.537cm" svg:y="1.253cm">
            <text:p text:style-name="P1"><text:span text:style-name="T1">Au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2;p14" draw:style-name="gr1" draw:text-style-name="P2" draw:layer="layout" svg:width="1.173cm" svg:height="0.837cm" svg:x="4.672cm" svg:y="1.253cm">
            <text:p text:style-name="P1"><text:span text:style-name="T1">Se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3;p14" draw:style-name="gr1" draw:text-style-name="P2" draw:layer="layout" svg:width="1.173cm" svg:height="0.837cm" svg:x="5.838cm" svg:y="1.253cm">
            <text:p text:style-name="P1"><text:span text:style-name="T1">O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4;p14" draw:style-name="gr1" draw:text-style-name="P2" draw:layer="layout" svg:width="1.173cm" svg:height="0.837cm" svg:x="6.973cm" svg:y="1.253cm">
            <text:p text:style-name="P1"><text:span text:style-name="T1">No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5;p14" draw:style-name="gr1" draw:text-style-name="P2" draw:layer="layout" svg:width="1.173cm" svg:height="0.837cm" svg:x="8.108cm" svg:y="1.253cm">
            <text:p text:style-name="P1"><text:span text:style-name="T1">D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6;p14" draw:style-name="gr1" draw:text-style-name="P2" draw:layer="layout" svg:width="1.173cm" svg:height="0.837cm" svg:x="9.272cm" svg:y="1.253cm">
            <text:p text:style-name="P1"><text:span text:style-name="T1">Ja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7;p14" draw:style-name="gr1" draw:text-style-name="P2" draw:layer="layout" svg:width="1.173cm" svg:height="0.837cm" svg:x="10.407cm" svg:y="1.253cm">
            <text:p text:style-name="P1"><text:span text:style-name="T1">F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8;p14" draw:style-name="gr1" draw:text-style-name="P2" draw:layer="layout" svg:width="1.173cm" svg:height="0.837cm" svg:x="11.542cm" svg:y="1.253cm">
            <text:p text:style-name="P1"><text:span text:style-name="T1">M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14" draw:style-name="gr1" draw:text-style-name="P2" draw:layer="layout" svg:width="1.173cm" svg:height="0.837cm" svg:x="12.679cm" svg:y="1.253cm">
            <text:p text:style-name="P1"><text:span text:style-name="T1">Ap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0;p14" draw:style-name="gr1" draw:text-style-name="P2" draw:layer="layout" svg:width="1.173cm" svg:height="0.837cm" svg:x="13.814cm" svg:y="1.253cm">
            <text:p text:style-name="P1"><text:span text:style-name="T1">Ma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1;p14" draw:style-name="gr1" draw:text-style-name="P2" draw:layer="layout" svg:width="1.173cm" svg:height="0.837cm" svg:x="14.949cm" svg:y="1.253cm">
            <text:p text:style-name="P1"><text:span text:style-name="T1">Ju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2;p14" draw:style-name="gr2" draw:text-style-name="P3" draw:layer="layout" svg:width="22.333cm" svg:height="3.762cm" svg:x="0.62cm" svg:y="1.97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3;p14" draw:style-name="gr2" draw:text-style-name="P3" draw:layer="layout" svg:width="22.333cm" svg:height="3.762cm" svg:x="0.62cm" svg:y="6.02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4;p14" draw:style-name="gr2" draw:text-style-name="P3" draw:layer="layout" svg:width="22.333cm" svg:height="3.762cm" svg:x="0.62cm" svg:y="10.08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5;p14" draw:style-name="gr1" draw:text-style-name="P2" draw:layer="layout" svg:width="2.909cm" svg:height="2.928cm" svg:x="0.62cm" svg:y="1.971cm">
            <text:p text:style-name="P1"><text:span text:style-name="T2">GOAL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6;p14" draw:style-name="gr1" draw:text-style-name="P2" draw:layer="layout" svg:width="2.909cm" svg:height="2.928cm" svg:x="0.62cm" svg:y="10.085cm">
            <text:p text:style-name="P1"><text:span text:style-name="T2">COMMUN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7;p14" draw:style-name="gr3" draw:text-style-name="P4" draw:layer="layout" svg:width="0.001cm" svg:height="0.837cm" svg:x="5.845cm" svg:y="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8;p14" draw:style-name="gr3" draw:text-style-name="P4" draw:layer="layout" svg:width="0.001cm" svg:height="0.837cm" svg:x="9.289cm" svg:y="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9;p14" draw:style-name="gr3" draw:text-style-name="P4" draw:layer="layout" svg:width="0.001cm" svg:height="0.837cm" svg:x="12.732cm" svg:y="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gr3" draw:text-style-name="P4" draw:layer="layout" svg:width="0.001cm" svg:height="0.837cm" svg:x="16.176cm" svg:y="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1;p14" draw:style-name="gr3" draw:text-style-name="P4" draw:layer="layout" svg:width="0.001cm" svg:height="0.837cm" svg:x="19.619cm" svg:y="1.1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2;p14" draw:style-name="gr1" draw:text-style-name="P2" draw:layer="layout" svg:width="3.878cm" svg:height="1.116cm" svg:x="2.215cm" svg:y="0.221cm">
            <text:p text:style-name="P1"><text:span text:style-name="T3">Q3</text:span><text:span text:style-name="T1">202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3;p14" draw:style-name="gr1" draw:text-style-name="P2" draw:layer="layout" svg:width="3.878cm" svg:height="1.116cm" svg:x="9.088cm" svg:y="0.221cm">
            <text:p text:style-name="P1"><text:span text:style-name="T3">Q1</text:span><text:span text:style-name="T1">20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4;p14" draw:style-name="gr1" draw:text-style-name="P2" draw:layer="layout" svg:width="3.878cm" svg:height="1.116cm" svg:x="5.651cm" svg:y="0.221cm">
            <text:p text:style-name="P1"><text:span text:style-name="T3">Q4</text:span><text:span text:style-name="T1">202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p14" draw:style-name="gr1" draw:text-style-name="P2" draw:layer="layout" svg:width="3.878cm" svg:height="1.116cm" svg:x="12.524cm" svg:y="0.221cm">
            <text:p text:style-name="P1"><text:span text:style-name="T3">Q2</text:span><text:span text:style-name="T1">20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6;p14" draw:style-name="gr1" draw:text-style-name="P2" draw:layer="layout" svg:width="3.878cm" svg:height="1.116cm" svg:x="15.96cm" svg:y="0.221cm">
            <text:p text:style-name="P1"><text:span text:style-name="T3">Q3</text:span><text:span text:style-name="T1">20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7;p14" draw:style-name="gr1" draw:text-style-name="P2" draw:layer="layout" svg:width="3.878cm" svg:height="1.116cm" svg:x="19.396cm" svg:y="0.221cm">
            <text:p text:style-name="P1"><text:span text:style-name="T3">Q4</text:span><text:span text:style-name="T1">20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8;p14" draw:style-name="gr4" draw:text-style-name="P4" draw:layer="layout" svg:width="0.001cm" svg:height="11.877cm" svg:x="5.845cm" svg:y="1.9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9;p14" draw:style-name="gr4" draw:text-style-name="P4" draw:layer="layout" svg:width="0.001cm" svg:height="11.877cm" svg:x="9.289cm" svg:y="1.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4" draw:style-name="gr4" draw:text-style-name="P4" draw:layer="layout" svg:width="0.001cm" svg:height="11.877cm" svg:x="12.732cm" svg:y="1.9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1;p14" draw:style-name="gr4" draw:text-style-name="P4" draw:layer="layout" svg:width="0.001cm" svg:height="11.877cm" svg:x="16.176cm" svg:y="1.9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2;p14" draw:style-name="gr4" draw:text-style-name="P4" draw:layer="layout" svg:width="0.001cm" svg:height="11.877cm" svg:x="19.619cm" svg:y="1.97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oogle Shape;153;p14">
            <draw:custom-shape draw:name="Google Shape;154;p14" draw:style-name="gr3" draw:text-style-name="P4" draw:layer="layout" svg:width="0.001cm" svg:height="0.837cm" svg:x="2.402cm" svg:y="1.13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55;p14" draw:style-name="gr4" draw:text-style-name="P4" draw:layer="layout" svg:width="0.001cm" svg:height="11.877cm" svg:x="2.402cm" svg:y="1.97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156;p14" draw:style-name="gr1" draw:text-style-name="P2" draw:layer="layout" svg:width="2.909cm" svg:height="2.928cm" svg:x="0.62cm" svg:y="6.028cm">
            <text:p text:style-name="P1"><text:span text:style-name="T2">PRODU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7;p14" draw:style-name="gr5" draw:text-style-name="P5" draw:layer="layout" svg:width="12.216cm" svg:height="0.954cm" svg:x="2.422cm" svg:y="2.518cm">
            <text:p text:style-name="P1"><text:span text:style-name="T4">Get some community user to the core te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8;p14" draw:style-name="gr6" draw:text-style-name="P6" draw:layer="layout" svg:width="10.321cm" svg:height="0.954cm" svg:x="10.722cm" svg:y="3.581cm">
            <text:p text:style-name="P1"><text:span text:style-name="T4">Buid a new Lora Data Logg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9;p14" draw:style-name="gr7" draw:text-style-name="P7" draw:layer="layout" svg:width="10.244cm" svg:height="0.954cm" svg:x="2.442cm" svg:y="4.645cm">
            <text:p text:style-name="P1"><text:span text:style-name="T4">Reach new non scientific us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0;p14" draw:style-name="gr6" draw:text-style-name="P6" draw:layer="layout" svg:width="6.846cm" svg:height="0.954cm" svg:x="2.441cm" svg:y="6.603cm">
            <text:p text:style-name="P1"><text:span text:style-name="T4">Perform a server for the LoRa data logger EcoS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1;p14" draw:style-name="gr6" draw:text-style-name="P6" draw:layer="layout" svg:width="6.846cm" svg:height="0.954cm" svg:x="12.787cm" svg:y="7.666cm">
            <text:p text:style-name="P1"><text:span text:style-name="T4">EcoSen Lora Data Logger 2.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2;p14" draw:style-name="gr6" draw:text-style-name="P6" draw:layer="layout" svg:width="6.728cm" svg:height="0.954cm" svg:x="16.185cm" svg:y="8.729cm">
            <text:p text:style-name="P1"><text:span text:style-name="T4">Make a Scientific paper about the <text:s/>EcoSen Lora Data Logg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3;p14" draw:style-name="gr5" draw:text-style-name="P5" draw:layer="layout" svg:width="6.846cm" svg:height="0.954cm" svg:x="2.478cm" svg:y="10.633cm">
            <text:p text:style-name="P1"><text:span text:style-name="T4">Join volunte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4;p14" draw:style-name="gr7" draw:text-style-name="P7" draw:layer="layout" svg:width="6.703cm" svg:height="0.954cm" svg:x="11.341cm" svg:y="11.696cm">
            <text:p text:style-name="P1"><text:span text:style-name="T4">Course for local users 2nd Edi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5;p14" draw:style-name="gr9" draw:text-style-name="P8" draw:layer="layout" svg:width="10.11cm" svg:height="0.954cm" svg:x="12.787cm" svg:y="12.759cm">
            <text:p text:style-name="P1"><text:span text:style-name="T4">Deploy EcoSen Lora Data Logger for for citizen science users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6;p14" draw:style-name="gr8" draw:text-style-name="P5" draw:layer="layout" svg:width="1.995cm" svg:height="1.102cm" svg:x="23.275cm" svg:y="3.779cm">
          <text:p text:style-name="P1"><text:span text:style-name="T5">Team me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4" draw:style-name="gr9" draw:text-style-name="P8" draw:layer="layout" svg:width="1.995cm" svg:height="1.102cm" svg:x="23.275cm" svg:y="5.378cm">
          <text:p text:style-name="P1"><text:span text:style-name="T6">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4" draw:style-name="gr10" draw:text-style-name="P7" draw:layer="layout" svg:width="1.995cm" svg:height="1.102cm" svg:x="23.275cm" svg:y="6.977cm">
          <text:p text:style-name="P1"><text:span text:style-name="T6">Us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69;p14">
          <draw:custom-shape draw:name="Google Shape;170;p14" draw:style-name="gr1" draw:text-style-name="P2" draw:layer="layout" svg:width="1.173cm" svg:height="0.837cm" svg:x="16.171cm" svg:y="1.253cm">
            <text:p text:style-name="P1"><text:span text:style-name="T1">Ju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1;p14" draw:style-name="gr1" draw:text-style-name="P2" draw:layer="layout" svg:width="1.173cm" svg:height="0.837cm" svg:x="17.306cm" svg:y="1.253cm">
            <text:p text:style-name="P1"><text:span text:style-name="T1">Au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2;p14" draw:style-name="gr1" draw:text-style-name="P2" draw:layer="layout" svg:width="1.173cm" svg:height="0.837cm" svg:x="18.441cm" svg:y="1.253cm">
            <text:p text:style-name="P1"><text:span text:style-name="T1">Se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3;p14" draw:style-name="gr1" draw:text-style-name="P2" draw:layer="layout" svg:width="1.173cm" svg:height="0.837cm" svg:x="19.607cm" svg:y="1.253cm">
            <text:p text:style-name="P1"><text:span text:style-name="T1">O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4;p14" draw:style-name="gr1" draw:text-style-name="P2" draw:layer="layout" svg:width="1.173cm" svg:height="0.837cm" svg:x="20.742cm" svg:y="1.253cm">
            <text:p text:style-name="P1"><text:span text:style-name="T1">No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5;p14" draw:style-name="gr1" draw:text-style-name="P2" draw:layer="layout" svg:width="1.173cm" svg:height="0.837cm" svg:x="21.877cm" svg:y="1.253cm">
            <text:p text:style-name="P1"><text:span text:style-name="T1">D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16;g7466d1fd25_0_217:notes" draw:style-name="gr11" draw:layer="layout" svg:width="16.933cm" svg:height="9.524cm" svg:x="1.059cm" svg:y="1.905cm" draw:page-number="2" presentation:class="page"/>
          <draw:frame draw:name="Google Shape;117;g7466d1fd25_0_217:notes"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54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6"/>
    <meta:generator>LibreOfficeDev/6.0.5.2$Linux_X86_64 LibreOffice_project/</meta:generator>
  </office:meta>
</office:document-meta>
</file>